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officeooo:paragraph-rsid="0005dcf0" style:font-size-asian="22pt" style:font-size-complex="25.1000003814697pt"/>
    </style:style>
    <style:style style:name="P2" style:family="paragraph" style:parent-style-name="Standard">
      <style:text-properties fo:font-size="25.1000003814697pt" officeooo:paragraph-rsid="00075957" style:font-size-asian="22pt" style:font-size-complex="25.1000003814697pt"/>
    </style:style>
    <style:style style:name="P3" style:family="paragraph" style:parent-style-name="Standard">
      <style:text-properties fo:font-size="25.1000003814697pt" officeooo:paragraph-rsid="0008e5c7" style:font-size-asian="22pt" style:font-size-complex="25.1000003814697pt"/>
    </style:style>
    <style:style style:name="P4" style:family="paragraph" style:parent-style-name="Standard">
      <style:text-properties fo:font-size="25.1000003814697pt" officeooo:paragraph-rsid="000c69c7" style:font-size-asian="22pt" style:font-size-complex="25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Arial1" fo:font-size="24pt" fo:letter-spacing="normal" fo:font-style="normal" style:letter-kerning="false" fo:background-color="#f9f9f9" loext:char-shading-value="0" style:font-name-asian="Arial" style:font-size-asian="24pt" style:font-style-asian="normal" style:language-complex="ar" style:country-complex="none"/>
    </style:style>
    <style:style style:name="T3" style:family="text">
      <style:text-properties fo:font-variant="normal" fo:text-transform="none" style:font-name="Arial1" fo:font-size="24pt" fo:letter-spacing="normal" fo:language="en" fo:country="US" fo:font-style="normal" fo:background-color="#f9f9f9" loext:char-shading-value="0" style:font-name-asian="Arial" style:font-size-asian="24pt" style:language-asian="zh" style:country-asian="CN" style:font-style-asian="normal" style:language-complex="ar" style:country-complex="SA"/>
    </style:style>
    <style:style style:name="T4" style:family="text">
      <style:text-properties fo:font-variant="normal" fo:text-transform="none" style:font-name="Arial1" fo:font-size="24pt" fo:letter-spacing="normal" fo:language="en" fo:country="US" fo:font-style="normal" officeooo:rsid="00075957" fo:background-color="#f9f9f9" loext:char-shading-value="0" style:font-name-asian="Arial" style:font-size-asian="24pt" style:language-asian="zh" style:country-asian="CN" style:font-style-asian="normal" style:language-complex="ar" style:country-complex="SA"/>
    </style:style>
    <style:style style:name="T5" style:family="text">
      <style:text-properties fo:font-variant="normal" fo:text-transform="none" style:font-name="Arial1" fo:font-size="24pt" fo:letter-spacing="normal" fo:language="en" fo:country="US" fo:font-style="normal" officeooo:rsid="000c69c7" fo:background-color="#f9f9f9" loext:char-shading-value="0" style:font-name-asian="Arial" style:font-size-asian="24pt" style:language-asian="zh" style:country-asian="CN" style:font-style-asian="normal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span text:style-name="T1"><text:s text:c="3"/>寻找节点的方法</text:span></text:p>
      <text:p text:style-name="P2"><text:s text:c="7"/>寻找节点的方法，首先打开代理池网站<text:span text:style-name="T2">代理池总池：</text:span></text:p>
      <text:p text:style-name="P2"><text:a xlink:type="simple" xlink:href="https://proxypoolss.tk/clash/proxies" text:style-name="Internet_20_link" text:visited-style-name="Visited_20_Internet_20_Link"><text:span text:style-name="T2">https://proxypoolss.tk/clash/proxies</text:span></text:a></text:p>
      <text:p text:style-name="P2">，或者打开这个网站，<text:a xlink:type="simple" xlink:href="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wgauG7LoyIIRS5K632u0TTRkHPCe5XA166vyswOIbXAg" text:style-name="Internet_20_link" text:visited-style-name="Visited_20_Internet_20_Link">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</text:a><text:soft-page-break/><text:a xlink:type="simple" xlink:href="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RC33nKBZJX2HbU03h74nAn5twDNFbwci6Mhhb-AIZaNPoGdh2FzL0LNZlPsW0L0ELWIl-RXAsjXR1rG5E4WnVfYYrObuMREsGy2dhbr5MjwFlC1sEHYT5M4ybV4OBwD2cU_mKAWgbh695x5tO5GUj1pPIIZ3HmK41Jwr3QOhPBbJIZibTg9ezsOH8HwOENUi0UgLu23NZUzwgauG7LoyIIRS5K632u0TTRkHPCe5XA166vyswOIbXAg" text:style-name="Internet_20_link" text:visited-style-name="Visited_20_Internet_20_Link">wgauG7LoyIIRS5K632u0TTRkHPCe5XA166vyswOIbXAg</text:a></text:p>
      <text:p text:style-name="P2">这个网站就是亚洲地区的代理节点。</text:p>
      <text:p text:style-name="P2">然后打开<text:span text:style-name="T2">订阅地址转换网站： </text:span><text:a xlink:type="simple" xlink:href="https://bianyuan.xyz/" text:style-name="Internet_20_link" text:visited-style-name="Visited_20_Internet_20_Link"><text:span text:style-name="Internet_20_link"><text:span text:style-name="T3">https://bianyuan.xyz/</text:span></text:span></text:a></text:p>
      <text:p text:style-name="P2"><text:span text:style-name="Internet_20_link"><text:span text:style-name="T3">在这里可以转换成ss,vmess,</text:span></text:span><text:span text:style-name="Internet_20_link"><text:span text:style-name="T4">clash等流行科学上网软件的文件使用格式。具体操作如下：</text:span></text:span></text:p>
      <text:p text:style-name="P2"><text:span text:style-name="Internet_20_link"><text:span text:style-name="T4"/></text:span></text:p>
      <text:p text:style-name="P3"><text:span text:style-name="Internet_20_link"><text:span text:style-name="T4">首先打开</text:span></text:span><text:a xlink:type="simple" xlink:href="https://bianyuan.xyz/" text:style-name="Internet_20_link" text:visited-style-name="Visited_20_Internet_20_Link"><text:span text:style-name="Internet_20_link">https://bianyuan.xyz/</text:span></text:a></text:p>
      <text:p text:style-name="P3"><text:span text:style-name="Internet_20_link"><text:span text:style-name="T4">其次在订阅链接的粘贴框里粘贴以下网址：</text:span></text:span></text:p>
      <text:p text:style-name="P2"><text:span text:style-name="Internet_20_link"><text:span text:style-name="T4"/></text:span></text:p>
      <text:p text:style-name="P2"><text:span text:style-name="Internet_20_link"><text:span text:style-name="T4"/></text:span></text:p>
      <text:p text:style-name="P2"><text:span text:style-name="Internet_20_link"><text:span text:style-name="T4">https://proxypoolss.tk/clash/proxies?c=CN,HK,TW,KR,JP,SG&amp;type=ss,vmess&amp;speed=30&amp;__cf_chl_jschl_tk__=a16ac5b658e1d3ac8fbf6f3814c7fa0221e891e4-1617667731-0-Af9pe3XUvkwGI1o4tDlZq0TcJzD34ygAL1hQZtygltgJAJuZ6MqvinZ7eQq6IsOIdZ3u5nt9Sqm6C6R2MlfGZmMqmznABpMjjiz_OSDCVM8HTGR76sIWoTeMPvHKC02OeW3EERQd_ss4BIUBbPn1Hore9pz3-u011JSqVaWansoonRM23OsPiyLph9Mqm6GYJitAJb_ZfVSdYJDTa8KvupE-52rDDR8L-8u9w7Gp5HmYmgiJKUd-6WIb9SJ3kwQImQYyNfafO_-</text:span></text:span><text:soft-page-break/><text:span text:style-name="Internet_20_link"><text:span text:style-name="T4">RC33nKBZJX2HbU03h74nAn5twDNFbwci6Mhhb-AIZaNPoGdh2FzL0LNZlPsW0L0ELWIl-RXAsjXR1rG5E4WnVfYYrObuMREsGy2dhbr5MjwFlC1sEHYT5M4ybV4OBwD2cU_mKAWgbh695x5tO5GUj1pPIIZ3HmK41Jwr3QOhPBbJIZibTg9ezsOH8HwOENUi0UgLu23NZUzwgauG7LoyIIRS5K632u0TTRkHPCe5XA166vyswOIbXAg</text:span></text:span></text:p>
      <text:p text:style-name="P4"><text:span text:style-name="Internet_20_link"><text:span text:style-name="T4">再点开客户端：clash</text:span></text:span><text:span text:style-name="Internet_20_link"><text:span text:style-name="T5">字样的最右边的下拉菜单。里面就有自己想要转换的文件格式，再点击生成订阅链接即可成为你想要的节点信息。</text:span></text:span></text:p>
      <text:p text:style-name="P2"><text:span text:style-name="Internet_20_link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6T07:57:39.653000000</meta:creation-date>
    <dc:date>2021-04-06T08:18:49.882000000</dc:date>
    <meta:editing-duration>PT21M9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1" meta:word-count="188" meta:character-count="1636" meta:non-whitespace-character-count="1614"/>
  </office:meta>
</office:document-meta>
</file>